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3" style:family="paragraph" style:parent-style-name="Standard">
      <style:paragraph-properties fo:margin-left="1in" fo:margin-right="0in" fo:line-height="115%" fo:text-indent="0.5in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officeooo:rsid="000c54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asses client:</text:p>
      <text:p text:style-name="P1"/>
      <text:p text:style-name="P2">- Pizza(hereda producte):</text:p>
      <text:p text:style-name="P2"><text:tab/>-Atributs: </text:p>
      <text:p text:style-name="P2"><text:tab/><text:tab/>-Llista ingredients</text:p>
      <text:p text:style-name="P2"><text:tab/><text:tab/>-tipus de massa(gruixuda, fina,)</text:p>
      <text:p text:style-name="P2"><text:tab/><text:tab/>-tipus de pizza(personalitzada guardada, personalitzada temporal, predefinida)</text:p>
      <text:p text:style-name="P2"><text:tab/><text:tab/>-tamany (gran,mitjana,petita,pizza Cowabunga)</text:p>
      <text:p text:style-name="P2">- Beguda(hereda de producte): </text:p>
      <text:p text:style-name="P2"><text:tab/>-Atributs:</text:p>
      <text:p text:style-name="P2"><text:tab/><text:tab/>-tamany(gran,mitja,petites)</text:p>
      <text:p text:style-name="P2">- Ingredient llista(extend de map)</text:p>
      <text:p text:style-name="P2"><text:tab/>-id</text:p>
      <text:p text:style-name="P2"><text:tab/>- metodes funcionals</text:p>
      <text:p text:style-name="P2"><text:tab/></text:p>
      <text:p text:style-name="P2">- Ingredient: </text:p>
      <text:p text:style-name="P2"><text:tab/>-Atributs:</text:p>
      <text:p text:style-name="P2"><text:tab/><text:tab/>-nom</text:p>
      <text:p text:style-name="P2"><text:tab/><text:tab/>-preu</text:p>
      <text:p text:style-name="P2"><text:tab/><text:tab/>-textura/model(id)</text:p>
      <text:p text:style-name="P2"><text:tab/><text:tab/>-icon</text:p>
      <text:p text:style-name="P2">-Producte:</text:p>
      <text:p text:style-name="P2"><text:tab/>-Atributs:</text:p>
      <text:p text:style-name="P2"><text:tab/><text:tab/>-nom</text:p>
      <text:p text:style-name="P2"><text:tab/><text:tab/>-preu</text:p>
      <text:p text:style-name="P2"><text:tab/><text:tab/>-icon</text:p>
      <text:p text:style-name="P2"><text:tab/><text:tab/>-descompte</text:p>
      <text:p text:style-name="P2">-Ofertas(Hereda de producte):</text:p>
      <text:p text:style-name="P2"><text:tab/>-Atributs:</text:p>
      <text:p text:style-name="P2"><text:tab/><text:tab/>-Llista de Productes</text:p>
      <text:p text:style-name="P2">- Comanda:</text:p>
      <text:p text:style-name="P2"><text:tab/>Atributs: </text:p>
      <text:p text:style-name="P2"><text:tab/><text:tab/>-id</text:p>
      <text:p text:style-name="P2"><text:tab/><text:tab/>-Carro de la compra</text:p>
      <text:p text:style-name="P2"><text:tab/><text:tab/>-Adreça</text:p>
      <text:p text:style-name="P2"><text:tab/><text:tab/>-Telf contacte</text:p>
      <text:p text:style-name="P2"><text:tab/><text:tab/>-Correu contacte</text:p>
      <text:p text:style-name="P2"><text:tab/><text:tab/>-data/hora</text:p>
      <text:p text:style-name="P2"><text:tab/><text:tab/>-Metode de pagament</text:p>
      <text:p text:style-name="P2">- Carro de la compra:</text:p>
      <text:p text:style-name="P2"><text:tab/>-Atributs:</text:p>
      <text:p text:style-name="P2"><text:tab/><text:tab/>-Llista de productes</text:p>
      <text:p text:style-name="P2">- Sistema: </text:p>
      <text:p text:style-name="P2"><text:tab/>- Atributs: </text:p>
      <text:p text:style-name="P3">- Llista pizzes predefinides</text:p>
      <text:p text:style-name="P3"><text:soft-page-break/>- Llista pizzes personalitzades guardades</text:p>
      <text:p text:style-name="P3">- Llista pizzes personalitzades temporal.</text:p>
      <text:p text:style-name="P3">- Llista de comandes</text:p>
      <text:p text:style-name="P3">- Llista ingredients</text:p>
      <text:p text:style-name="P3">- Carro de la compra</text:p>
      <text:p text:style-name="P2">- Adreça:</text:p>
      <text:p text:style-name="P2"><text:tab/>-Atributs:</text:p>
      <text:p text:style-name="P2"><text:tab/><text:tab/>-Carrer</text:p>
      <text:p text:style-name="P2"><text:tab/><text:tab/>-Numero</text:p>
      <text:p text:style-name="P2"><text:tab/><text:tab/>-codi postal</text:p>
      <text:p text:style-name="P2"><text:tab/><text:tab/>-pis</text:p>
      <text:p text:style-name="P2"><text:tab/><text:tab/>-escala</text:p>
      <text:p text:style-name="P2"><text:tab/><text:tab/>-porta</text:p>
      <text:p text:style-name="P2"/>
      <text:p text:style-name="P2">=================================================================</text:p>
      <text:p text:style-name="P2"/>
      <text:p text:style-name="P2">- Pizza ( inherits the product) :</text:p>
      <text:p text:style-name="P2"><text:s text:c="4"/>- Attributes :</text:p>
      <text:p text:style-name="P2"><text:s text:c="8"/>-ingredients</text:p>
      <text:p text:style-name="P2"><text:s text:c="8"/>-massType ( thick , thin )</text:p>
      <text:p text:style-name="P2"><text:s text:c="8"/>-type ( costumSaved , costumTemporary, predefined)</text:p>
      <text:p text:style-name="P2"><text:s text:c="8"/>-size ( large, medium , small , CowabungaPizza )</text:p>
      <text:p text:style-name="P2">- Drink ( inherited product ) :</text:p>
      <text:p text:style-name="P2"><text:s text:c="4"/>- Attributes :</text:p>
      <text:p text:style-name="P2"><text:s text:c="8"/>-size ( large , medium , small )</text:p>
      <text:p text:style-name="P2">- Ingredients llist(extend map)</text:p>
      <text:p text:style-name="P2"><text:tab/>-id</text:p>
      <text:p text:style-name="P2"><text:tab/>- methods</text:p>
      <text:p text:style-name="P2">- Ingredient :</text:p>
      <text:p text:style-name="P2"><text:s text:c="4"/>- Attributes :</text:p>
      <text:p text:style-name="P2"><text:s text:c="8"/>-id</text:p>
      <text:p text:style-name="P2"><text:s text:c="8"/>-name</text:p>
      <text:p text:style-name="P2"><text:s text:c="8"/>-price</text:p>
      <text:p text:style-name="P2"><text:s text:c="8"/>-texture/model ( id)</text:p>
      <text:p text:style-name="P2"><text:s text:c="8"/>-icon</text:p>
      <text:p text:style-name="P2">- Product:</text:p>
      <text:p text:style-name="P2"><text:s text:c="4"/>- Attributes :</text:p>
      <text:p text:style-name="P2"><text:s text:c="8"/>-id</text:p>
      <text:p text:style-name="P2"><text:s text:c="8"/>-name</text:p>
      <text:p text:style-name="P2"><text:s text:c="8"/>-price</text:p>
      <text:p text:style-name="P2"><text:s text:c="8"/>-icon</text:p>
      <text:p text:style-name="P2"><text:s text:c="8"/>-discount</text:p>
      <text:p text:style-name="P2">- Offer ( Heredia product ) :</text:p>
      <text:p text:style-name="P2"><text:s text:c="4"/>- Attributes :</text:p>
      <text:p text:style-name="P2"><text:s text:c="8"/>-<text:span text:style-name="T1">products</text:span></text:p>
      <text:p text:style-name="P2">- Order:</text:p>
      <text:p text:style-name="P2"><text:soft-page-break/><text:s text:c="4"/>attributes :</text:p>
      <text:p text:style-name="P2"><text:s text:c="8"/>-id</text:p>
      <text:p text:style-name="P2"><text:s text:c="8"/>-shoppingCart</text:p>
      <text:p text:style-name="P2"><text:s text:c="8"/>-address</text:p>
      <text:p text:style-name="P2"><text:s text:c="8"/>-phone</text:p>
      <text:p text:style-name="P2"><text:s text:c="8"/>-email</text:p>
      <text:p text:style-name="P2"><text:s text:c="8"/>-datetime</text:p>
      <text:p text:style-name="P2"><text:s text:c="8"/>-paymentMethod</text:p>
      <text:p text:style-name="P2">- ShoppingCart :</text:p>
      <text:p text:style-name="P2"><text:s text:c="4"/>- Attributes :</text:p>
      <text:p text:style-name="P2"><text:s text:c="8"/>-id</text:p>
      <text:p text:style-name="P2"><text:s text:c="8"/>-products</text:p>
      <text:p text:style-name="P2">- System :</text:p>
      <text:p text:style-name="P2"><text:s text:c="4"/>- Attributes :</text:p>
      <text:p text:style-name="P2"><text:s text:c="8"/>-predefinedPizzas</text:p>
      <text:p text:style-name="P2"><text:s text:c="8"/>-customSavedPizzas</text:p>
      <text:p text:style-name="P2"><text:s text:c="8"/>-customTemporaryPizzas.</text:p>
      <text:p text:style-name="P2"><text:s text:c="8"/>-ordersSaved</text:p>
      <text:p text:style-name="P2"><text:s text:c="8"/>-ingredients</text:p>
      <text:p text:style-name="P2"><text:s text:c="8"/>-shoppingCart</text:p>
      <text:p text:style-name="P2">- Address:</text:p>
      <text:p text:style-name="P2"><text:s text:c="4"/>- Attributes :</text:p>
      <text:p text:style-name="P2"><text:s text:c="8"/>-id</text:p>
      <text:p text:style-name="P2"><text:s text:c="8"/>-street</text:p>
      <text:p text:style-name="P2"><text:s text:c="8"/>-number</text:p>
      <text:p text:style-name="P2"><text:s text:c="8"/>-postCode</text:p>
      <text:p text:style-name="P2"><text:s text:c="8"/>-floor/level</text:p>
      <text:p text:style-name="P2"><text:s text:c="8"/>-stair</text:p>
      <text:p text:style-name="P2"><text:s text:c="8"/>-do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title/>
    <meta:initial-creator/>
    <meta:editing-cycles>2</meta:editing-cycles>
    <dc:date>2014-04-22T19:59:27.795156735</dc:date>
    <meta:editing-duration>P0D</meta:editing-duration>
    <meta:document-statistic meta:table-count="0" meta:image-count="0" meta:object-count="0" meta:page-count="3" meta:paragraph-count="117" meta:word-count="258" meta:character-count="2184" meta:non-whitespace-character-count="1626"/>
  </office:meta>
</office:document-meta>
</file>